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8.341cm" svg:y="3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524cm" svg:height="1.397cm" svg:x="15.844cm" svg:y="3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3.77cm" svg:height="1.673cm" svg:x="7.217cm" svg:y="1.289cm">
          <draw:text-box>
            <text:p text:style-name="P1">Work Order</text:p>
            <text:p text:style-name="P1">Lot</text:p>
          </draw:text-box>
        </draw:frame>
        <draw:frame draw:style-name="gr2" draw:text-style-name="P1" draw:layer="layout" svg:width="3.529cm" svg:height="1.673cm" svg:x="14.897cm" svg:y="1.289cm">
          <draw:text-box>
            <text:p text:style-name="P1">Production</text:p>
            <text:p text:style-name="P1">Lot</text:p>
          </draw:text-box>
        </draw:frame>
        <draw:connector draw:style-name="gr3" draw:text-style-name="P1" draw:layer="layout" draw:type="curve" draw:line-skew="-0.318cm" svg:x1="9.865cm" svg:y1="4.702cm" svg:x2="15.844cm" svg:y2="4.638cm" draw:start-shape="id1" draw:start-glue-point="10" draw:end-shape="id2" draw:end-glue-point="3" svg:d="m9865 4702c4008 0 1019-64 5979-64">
          <text:p/>
        </draw:connector>
        <draw:custom-shape draw:style-name="gr1" draw:text-style-name="P1" xml:id="id3" draw:id="id3" draw:layer="layout" svg:width="1.524cm" svg:height="1.524cm" svg:x="8.341cm" svg:y="6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24cm" svg:height="1.397cm" svg:x="15.844cm" svg:y="6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draw:line-skew="-0.318cm" svg:x1="9.865cm" svg:y1="7.415cm" svg:x2="15.844cm" svg:y2="7.351cm" draw:start-shape="id3" draw:start-glue-point="10" draw:end-shape="id4" draw:end-glue-point="3" svg:d="m9865 7415c4008 0 1019-64 5979-64">
          <text:p/>
        </draw:connector>
        <draw:custom-shape draw:style-name="gr1" draw:text-style-name="P1" xml:id="id5" draw:id="id5" draw:layer="layout" svg:width="1.524cm" svg:height="1.524cm" svg:x="8.341cm" svg:y="8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9.865cm" svg:y1="9.32cm" svg:x2="16.067cm" svg:y2="7.846cm" draw:start-shape="id5" draw:start-glue-point="10" draw:end-shape="id4" draw:end-glue-point="7" svg:d="m9865 9320c4135 0 6202-491 6202-1474">
          <text:p/>
        </draw:connector>
        <draw:custom-shape draw:style-name="gr1" draw:text-style-name="P1" xml:id="id6" draw:id="id6" draw:layer="layout" svg:width="1.524cm" svg:height="1.524cm" svg:x="8.341cm" svg:y="11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524cm" svg:height="1.397cm" svg:x="15.844cm" svg:y="11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draw:line-skew="-0.318cm" svg:x1="9.865cm" svg:y1="11.806cm" svg:x2="15.844cm" svg:y2="11.742cm" draw:start-shape="id6" draw:start-glue-point="10" draw:end-shape="id7" draw:end-glue-point="3" svg:d="m9865 11806c4008 0 1019-64 5979-64">
          <text:p/>
        </draw:connector>
        <draw:custom-shape draw:style-name="gr1" draw:text-style-name="P1" xml:id="id8" draw:id="id8" draw:layer="layout" svg:width="1.524cm" svg:height="1.397cm" svg:x="15.844cm" svg:y="13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9.103cm" svg:y1="12.568cm" svg:x2="15.844cm" svg:y2="13.902cm" draw:start-shape="id6" draw:start-glue-point="8" draw:end-shape="id8" draw:end-glue-point="6" svg:d="m9103 12568c0 890 2247 1334 6741 1334">
          <text:p/>
        </draw:connector>
        <draw:frame draw:style-name="gr2" draw:layer="layout" svg:width="2.509cm" svg:height="0.962cm" svg:x="4.502cm" svg:y="4.175cm">
          <draw:text-box>
            <text:p>Case 1</text:p>
          </draw:text-box>
        </draw:frame>
        <draw:frame draw:style-name="gr2" draw:layer="layout" svg:width="2.509cm" svg:height="0.962cm" svg:x="4.502cm" svg:y="7.796cm">
          <draw:text-box>
            <text:p>Case 2</text:p>
          </draw:text-box>
        </draw:frame>
        <draw:frame draw:style-name="gr2" draw:layer="layout" svg:width="2.509cm" svg:height="0.962cm" svg:x="4.502cm" svg:y="12.241cm">
          <draw:text-box>
            <text:p>Case 3</text:p>
          </draw:text-box>
        </draw:frame>
        <draw:line draw:style-name="gr4" draw:text-style-name="P1" draw:layer="layout" svg:x1="3.794cm" svg:y1="5.953cm" svg:x2="20.177cm" svg:y2="5.953cm">
          <text:p/>
        </draw:line>
        <draw:line draw:style-name="gr4" draw:text-style-name="P1" draw:layer="layout" svg:x1="3.795cm" svg:y1="10.553cm" svg:x2="20.178cm" svg:y2="10.553cm">
          <text:p/>
        </draw:line>
        <draw:line draw:style-name="gr4" draw:text-style-name="P1" draw:layer="layout" svg:x1="3.795cm" svg:y1="15.153cm" svg:x2="20.178cm" svg:y2="15.153cm">
          <text:p/>
        </draw:line>
        <draw:line draw:style-name="gr4" draw:text-style-name="P1" draw:layer="layout" svg:x1="3.795cm" svg:y1="3.353cm" svg:x2="20.178cm" svg:y2="3.3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10T13:20:54</meta:creation-date>
    <dc:date>2013-09-10T13:32:37</dc:date>
    <meta:editing-duration>PT1M17S</meta:editing-duration>
    <meta:editing-cycles>2</meta:editing-cycles>
    <meta:generator>LibreOffice/3.6$Linux_X86_64 LibreOffice_project/360m1$Build-2</meta:generator>
    <meta:document-statistic meta:object-count="22"/>
  </office:meta>
</office:document-meta>
</file>